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Spacing" style:master-page-name="MP0" style:family="paragraph">
      <style:paragraph-properties fo:break-before="page"/>
    </style:style>
  </office:automatic-styles>
  <office:body>
    <office:text text:use-soft-page-breaks="true">
      <text:p text:style-name="P1">Coding plans:</text:p>
      <text:p text:style-name="NoSpacing">Make a matrix comparison function</text:p>
      <text:p text:style-name="NoSpacing">Order the OMPLA stuff by chemical distance</text:p>
      <text:p text:style-name="NoSpacing">Calculate moment directions for each one</text:p>
      <text:p text:style-name="NoSpacing">Look at the results</text:p>
      <text:p text:style-name="NoSpacing"/>
      <text:p text:style-name="NoSpacing">Refinements:</text:p>
      <text:p text:style-name="NoSpacing">Matrix besides identity matrix</text:p>
      <text:p text:style-name="NoSpacing">Extend to do it on all proteins, not just OMPLA</text:p>
      <text:p text:style-name="NoSpacing">Change center to deal with gaps</text:p>
      <text:p text:style-name="NoSpacing">Think hard about how to deal with gaps</text:p>
      <text:p text:style-name="NoSpacing">Learn to make the right kind of plot on Excel</text:p>
      <text:p text:style-name="NoSpacing">Write averaging function to fill in for cysteines, threonines, and methionines</text:p>
      <text:p text:style-name="NoSpacing">Modern centers and selections</text:p>
      <text:p text:style-name="NoSpacing"/>
      <text:p text:style-name="NoSpacing"/>
      <text:p text:style-name="NoSpacing">Knowing plans:<text:line-break/>Look at what cutoff distances give what amount of gaps, and where the gaps ar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anda Lab</meta:initial-creator>
    <dc:creator>Nanda Lab</dc:creator>
    <meta:creation-date>2012-01-27T19:04:00Z</meta:creation-date>
    <dc:date>2012-01-27T20:32:00Z</dc:date>
    <meta:template xlink:href="Normal" xlink:type="simple"/>
    <meta:editing-cycles>4</meta:editing-cycles>
    <meta:editing-duration>PT5280S</meta:editing-duration>
    <meta:document-statistic meta:page-count="1" meta:paragraph-count="1" meta:word-count="84" meta:character-count="566" meta:row-count="4" meta:non-whitespace-character-count="483"/>
  </office:meta>
</office:document-meta>
</file>